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33b1d" officeooo:paragraph-rsid="00033b1d"/>
    </style:style>
    <style:style style:name="P2" style:family="paragraph" style:parent-style-name="Standard">
      <style:text-properties officeooo:rsid="00014bd8" officeooo:paragraph-rsid="00014bd8"/>
    </style:style>
    <style:style style:name="P3" style:family="paragraph" style:parent-style-name="Text_20_body">
      <style:text-properties officeooo:rsid="00014bd8" officeooo:paragraph-rsid="00014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rear y describr tu relato, un reclamo *Mensaje principal que puede conquistar al contratador y los territorios de contenido.</text:p>
      <text:p text:style-name="P2"/>
      <text:p text:style-name="P3"><text:span text:style-name="Strong_20_Emphasis">Reclamo: Transformando Sistemas y Optimizando Rendimiento</text:span></text:p>
      <text:p text:style-name="Text_20_body">Como Administrador de Sistemas, mi enfoque es llevar la infraestructura tecnológica al siguiente nivel. Mi pasión por la mejora continua y la optimización de sistemas me impulsa a crear soluciones que no solo funcionen, sino que destaquen en términos de eficiencia, escalabilidad y seguridad. Mi objetivo es transformar cada aspecto de los sistemas que gestiono, desde la configuración inicial hasta la monitorización en tiempo real, para garantizar un rendimiento excepcional y un impacto duradero.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3b1d" officeooo:paragraph-rsid="00033b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dro Antonio Mayorgas Parejo – coaching laboral lab 0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9:06:59.314771321</meta:creation-date>
    <dc:date>2023-08-21T19:10:11.796639981</dc:date>
    <meta:editing-duration>PT3M13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5" meta:word-count="108" meta:character-count="740" meta:non-whitespace-character-count="634"/>
  </office:meta>
</office:document-meta>
</file>